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23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6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3445098188330180207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7">Warmup:</text:span><text:span text:style-name="T8"> <text:s/>2.1 miles starting at about 10:00/mile, ending at 7:30/mile averaging 8:58/mile</text:span></text:p>
      <text:list xml:id="list33638730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8"/>
      <text:p text:style-name="P9"><text:span text:style-name="T3">Sun Nov 25, 2018 </text:span>4.5 miles<text:span text:style-name="T3"> <text:s/></text:span></text:p>
      <text:p text:style-name="P8">I ran 4.5 miles with Olivia Hemlock on very hilly roads and averaged 10:26/mile.</text:p>
      <text:p text:style-name="P8"/>
      <text:p text:style-name="P8">Mon Nov 26, 2018 <text:s/><text:span text:style-name="T2">3.5 miles </text:span><text:s/></text:p>
      <text:p text:style-name="P9">Warmup: <text:span text:style-name="T3">0.5 mile jog to Wise Center and rest a few minutes</text:span></text:p>
      <text:p text:style-name="P9">Run: <text:span text:style-name="T3">On a treadmill 2.25 miles at various paces some as fast as 7:09/mile.</text:span></text:p>
      <text:p text:style-name="P8">Time: 20:09, Average pace: 8:57/mile</text:p>
      <text:p text:style-name="P9">Warm down: <text:span text:style-name="T3">0.75 miles averaging about 10:15/mile</text:span></text:p>
      <text:p text:style-name="P8"/>
      <text:p text:style-name="P8">Tues <text:s/>Nov 27, 2018 <text:span text:style-name="T2">5.75 miles </text:span><text:s/></text:p>
      <text:p text:style-name="P8">I ran on a treadmill in the Wise Center.</text:p>
      <text:p text:style-name="P10"><text:span text:style-name="T7">Warmup:</text:span><text:span text:style-name="T8"> <text:s/>2 miles, splits: 8:58 and 8:15. The second mile I went faster as I ran and ended at 7:41/mile pace. <text:s/>5 minute rest</text:span></text:p>
      <text:p text:style-name="P10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628920" text:continue-numbering="true" text:style-name="L1">
        <text:list-item>
          <text:list>
            <text:list-header>
              <text:p text:style-name="P19">Warm down:<text:span text:style-name="T3"> 0.3 miles in 3 minutes and 0.25 mile jog outdoors.</text:span></text:p>
            </text:list-header>
          </text:list>
        </text:list-item>
      </text:list>
      <text:p text:style-name="P9"><text:span text:style-name="T3"/></text:p>
      <text:p text:style-name="P8">Wed <text:s/>Nov 28, 2018 <text:span text:style-name="T2">5 miles </text:span><text:s/></text:p>
      <text:p text:style-name="P8">I ran on a treadmill in the Wise Center.</text:p>
      <text:p text:style-name="P10"><text:span text:style-name="T7">Warmup:</text:span><text:span text:style-name="T8"> <text:s/>2 miles, splits: 8:59 and 8:05. The second mile I went faster as I ran and ended at 6:59/mile pace. <text:s/>4 minute rest</text:span></text:p>
      <text:p text:style-name="P10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634407" text:continue-numbering="true" text:style-name="L1">
        <text:list-item>
          <text:list>
            <text:list-header>
              <text:p text:style-name="P19">Warm down:<text:span text:style-name="T3"> 0.6 miles in 6 minutes </text:span></text:p>
            </text:list-header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8T13:43:09.58</dc:date>
    <dc:creator>James  Lombardi</dc:creator>
    <meta:editing-duration>P6DT12H43M15S</meta:editing-duration>
    <meta:editing-cycles>521</meta:editing-cycles>
    <meta:generator>OpenOffice/4.1.2$Win32 OpenOffice.org_project/412m3$Build-9782</meta:generator>
    <meta:document-statistic meta:table-count="0" meta:image-count="0" meta:object-count="0" meta:page-count="7" meta:paragraph-count="176" meta:word-count="2359" meta:character-count="11984"/>
  </office:meta>
</office:document-meta>
</file>